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roman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48cm"/>
    </style:style>
    <style:style style:name="co3" style:family="table-column">
      <style:table-column-properties fo:break-before="auto" style:column-width="2.679cm"/>
    </style:style>
    <style:style style:name="co4" style:family="table-column">
      <style:table-column-properties fo:break-before="auto" style:column-width="2.242cm"/>
    </style:style>
    <style:style style:name="co5" style:family="table-column">
      <style:table-column-properties fo:break-before="auto" style:column-width="1.487cm"/>
    </style:style>
    <style:style style:name="co6" style:family="table-column">
      <style:table-column-properties fo:break-before="auto" style:column-width="1.568cm"/>
    </style:style>
    <style:style style:name="co7" style:family="table-column">
      <style:table-column-properties fo:break-before="auto" style:column-width="1.727cm"/>
    </style:style>
    <style:style style:name="co8" style:family="table-column">
      <style:table-column-properties fo:break-before="auto" style:column-width="1.766cm"/>
    </style:style>
    <style:style style:name="co9" style:family="table-column">
      <style:table-column-properties fo:break-before="auto" style:column-width="8.3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999999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Source Han Sans C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59cm" svg:height="9.974cm" svg:x="20.72cm" svg:y="0.569cm">
            <draw:object draw:notify-on-update-of-ranges="Sheet1.C3:Sheet1.C12 Sheet1.B3:Sheet1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Рабин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Бойер</text:p>
          </table:table-cell>
          <table:covered-table-cell/>
          <table:table-cell table:number-columns-repeated="16"/>
        </table:table-row>
        <table:table-row table:style-name="ro1">
          <table:table-cell/>
          <table:table-cell office:value-type="string" calcext:value-type="string">
            <text:p>Время в мкросекундах</text:p>
          </table:table-cell>
          <table:table-cell office:value-type="string" calcext:value-type="string">
            <text:p>Размер строки</text:p>
          </table:table-cell>
          <table:table-cell table:number-columns-repeated="2"/>
          <table:table-cell office:value-type="string" calcext:value-type="string">
            <text:p>Время в мкросекундах</text:p>
          </table:table-cell>
          <table:table-cell office:value-type="string" calcext:value-type="string">
            <text:p>Размер строки</text:p>
          </table:table-cell>
          <table:table-cell table:number-columns-repeated="7"/>
          <table:table-cell>
            <draw:frame draw:z-index="2" draw:style-name="gr1" draw:text-style-name="P1" svg:width="15.59cm" svg:height="10.012cm" svg:x="1.171cm" svg:y="0cm">
              <draw:object draw:notify-on-update-of-ranges="Sheet1.C3:Sheet1.C12 Sheet1.B3:Sheet1.B12 Sheet1.G3:Sheet1.G12 Sheet1.F3:Sheet1.F1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>
            <draw:frame draw:z-index="1" draw:style-name="gr1" draw:text-style-name="P1" svg:width="16cm" svg:height="8.993cm" svg:x="0.406cm" svg:y="0.021cm">
              <draw:object draw:notify-on-update-of-ranges="Sheet1.G3:Sheet1.G12 Sheet1.F3:Sheet1.F1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1.21722" calcext:value-type="float">
            <text:p>1,21722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0.22142" calcext:value-type="float">
            <text:p>0,22142</text:p>
          </table:table-cell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.12285" calcext:value-type="float">
            <text:p>7,12285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2.30484" calcext:value-type="float">
            <text:p>2,30484</text:p>
          </table:table-cell>
          <table:table-cell office:value-type="float" office:value="2000" calcext:value-type="float">
            <text:p>200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.1154" calcext:value-type="float">
            <text:p>14,1154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office:value-type="float" office:value="5.34316" calcext:value-type="float">
            <text:p>5,34316</text:p>
          </table:table-cell>
          <table:table-cell office:value-type="float" office:value="3000" calcext:value-type="float">
            <text:p>300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8.87811" calcext:value-type="float">
            <text:p>18,87811</text:p>
          </table:table-cell>
          <table:table-cell office:value-type="float" office:value="4000" calcext:value-type="float">
            <text:p>4000</text:p>
          </table:table-cell>
          <table:table-cell table:number-columns-repeated="2"/>
          <table:table-cell office:value-type="float" office:value="8.05908" calcext:value-type="float">
            <text:p>8,05908</text:p>
          </table:table-cell>
          <table:table-cell office:value-type="float" office:value="4000" calcext:value-type="float">
            <text:p>400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3.69463" calcext:value-type="float">
            <text:p>23,69463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11.36858" calcext:value-type="float">
            <text:p>11,36858</text:p>
          </table:table-cell>
          <table:table-cell office:value-type="float" office:value="5000" calcext:value-type="float">
            <text:p>500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8.64284" calcext:value-type="float">
            <text:p>28,64284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office:value-type="float" office:value="12.62249" calcext:value-type="float">
            <text:p>12,62249</text:p>
          </table:table-cell>
          <table:table-cell office:value-type="float" office:value="6000" calcext:value-type="float">
            <text:p>600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3.50114" calcext:value-type="float">
            <text:p>33,50114</text:p>
          </table:table-cell>
          <table:table-cell office:value-type="float" office:value="7000" calcext:value-type="float">
            <text:p>7000</text:p>
          </table:table-cell>
          <table:table-cell table:number-columns-repeated="2"/>
          <table:table-cell office:value-type="float" office:value="15.13857" calcext:value-type="float">
            <text:p>15,13857</text:p>
          </table:table-cell>
          <table:table-cell office:value-type="float" office:value="7000" calcext:value-type="float">
            <text:p>700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8.67255" calcext:value-type="float">
            <text:p>38,67255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19.32604" calcext:value-type="float">
            <text:p>19,32604</text:p>
          </table:table-cell>
          <table:table-cell office:value-type="float" office:value="8000" calcext:value-type="float">
            <text:p>800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3.63575" calcext:value-type="float">
            <text:p>43,63575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office:value-type="float" office:value="20.7611" calcext:value-type="float">
            <text:p>20,7611</text:p>
          </table:table-cell>
          <table:table-cell office:value-type="float" office:value="9000" calcext:value-type="float">
            <text:p>900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8.76872" calcext:value-type="float">
            <text:p>48,7687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24.22032" calcext:value-type="float">
            <text:p>24,22032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 table:number-rows-repeated="6">
          <table:table-cell table:number-columns-repeated="23"/>
        </table:table-row>
        <table:table-row table:style-name="ro1">
          <table:table-cell/>
          <table:table-cell>
            <draw:frame draw:z-index="3" draw:style-name="gr1" draw:text-style-name="P1" svg:width="15.59cm" svg:height="9.974cm" svg:x="-0.002cm" svg:y="0cm">
              <draw:object draw:notify-on-update-of-ranges="Sheet1.G3:Sheet1.G12 Sheet1.F3:Sheet1.F1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1"/>
        </table:table-row>
        <table:table-row table:style-name="ro1" table:number-rows-repeated="8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Рабин</text:p>
          </table:table-cell>
          <table:table-cell office:value-type="float" office:value="1.21722" calcext:value-type="float">
            <text:p>1,21722</text:p>
          </table:table-cell>
          <table:table-cell office:value-type="float" office:value="7.12285" calcext:value-type="float">
            <text:p>7,12285</text:p>
          </table:table-cell>
          <table:table-cell office:value-type="float" office:value="14.1154" calcext:value-type="float">
            <text:p>14,1154</text:p>
          </table:table-cell>
          <table:table-cell office:value-type="float" office:value="18.87811" calcext:value-type="float">
            <text:p>18,87811</text:p>
          </table:table-cell>
          <table:table-cell office:value-type="float" office:value="23.69463" calcext:value-type="float">
            <text:p>23,69463</text:p>
          </table:table-cell>
          <table:table-cell office:value-type="float" office:value="28.64284" calcext:value-type="float">
            <text:p>28,64284</text:p>
          </table:table-cell>
          <table:table-cell office:value-type="float" office:value="33.50114" calcext:value-type="float">
            <text:p>33,50114</text:p>
          </table:table-cell>
          <table:table-cell office:value-type="float" office:value="38.67255" calcext:value-type="float">
            <text:p>38,67255</text:p>
          </table:table-cell>
          <table:table-cell office:value-type="float" office:value="43.63575" calcext:value-type="float">
            <text:p>43,63575</text:p>
          </table:table-cell>
          <table:table-cell office:value-type="float" office:value="48.76872" calcext:value-type="float">
            <text:p>48,7687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Бойер</text:p>
          </table:table-cell>
          <table:table-cell office:value-type="float" office:value="0.22142" calcext:value-type="float">
            <text:p>0,22142</text:p>
          </table:table-cell>
          <table:table-cell office:value-type="float" office:value="2.30484" calcext:value-type="float">
            <text:p>2,30484</text:p>
          </table:table-cell>
          <table:table-cell office:value-type="float" office:value="5.34316" calcext:value-type="float">
            <text:p>5,34316</text:p>
          </table:table-cell>
          <table:table-cell office:value-type="float" office:value="8.05908" calcext:value-type="float">
            <text:p>8,05908</text:p>
          </table:table-cell>
          <table:table-cell office:value-type="float" office:value="11.36858" calcext:value-type="float">
            <text:p>11,36858</text:p>
          </table:table-cell>
          <table:table-cell office:value-type="float" office:value="12.62249" calcext:value-type="float">
            <text:p>12,62249</text:p>
          </table:table-cell>
          <table:table-cell office:value-type="float" office:value="15.13857" calcext:value-type="float">
            <text:p>15,13857</text:p>
          </table:table-cell>
          <table:table-cell office:value-type="float" office:value="19.32604" calcext:value-type="float">
            <text:p>19,32604</text:p>
          </table:table-cell>
          <table:table-cell office:value-type="float" office:value="20.7611" calcext:value-type="float">
            <text:p>20,7611</text:p>
          </table:table-cell>
          <table:table-cell office:value-type="float" office:value="24.22032" calcext:value-type="float">
            <text:p>24,2203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Размер строки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Номер шага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Действия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ищем bc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вычисляется хеш подстрок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совпадение хешей с i0, совпадение строк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нет совпадения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нет совпадения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нет совпадения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совпадение хешей с i4, совпадение строк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<text:span text:style-name="T1">нет совпадения, о</text:span>становка</text:p>
          </table:table-cell>
          <table:table-cell table:number-columns-repeated="10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Номер шага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Действия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совпадение суффикса на i1, подстрока найдена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сдвиг на длину подстроки, нет совпадения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Нет совпадения т. к. суффиксы не совпадают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совпадение суффикса на i5, подстрока найдена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Остановка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3"/>
          <table:table-cell table:number-columns-repeated="17"/>
        </table:table-row>
        <table:table-row table:style-name="ro1">
          <table:table-cell table:number-columns-repeated="5"/>
          <table:table-cell table:style-name="ce3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roman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7:51:17.481386767</meta:creation-date>
    <meta:generator>LibreOffice/7.5.0.3$Linux_X86_64 LibreOffice_project/50$Build-3</meta:generator>
    <dc:date>2023-03-23T10:19:31.220640209</dc:date>
    <meta:editing-duration>PT12H33M15S</meta:editing-duration>
    <meta:editing-cycles>5</meta:editing-cycles>
    <meta:document-statistic meta:table-count="1" meta:cell-count="185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591cm" svg:height="9.975cm" xlink:href=".." xlink:type="simple" chart:class="chart:scatter" chart:style-name="ch1">
        <chart:title svg:x="1.926cm" svg:y="0.334cm" chart:style-name="ch2">
          <text:p>Зависимость времени работы алгоритма от размера строки</text:p>
        </chart:title>
        <chart:legend chart:legend-position="end" svg:x="6.409cm" svg:y="8.954cm" style:legend-expansion="custom" svg:width="3.015cm" svg:height="0.552cm" style:legend-expansion-aspect-ratio="5.46195652173913" chart:style-name="ch3"/>
        <chart:plot-area chart:style-name="ch4" table:cell-range-address="Sheet1.B3:Sheet1.C12" chart:data-source-has-labels="row" svg:x="1.326cm" svg:y="1.708cm" svg:width="13.496cm" svg:height="6.366cm">
          <chart:coordinate-region svg:x="1.953cm" svg:y="1.909cm" svg:width="12.397cm" svg:height="5.515cm"/>
          <chart:axis chart:dimension="x" chart:name="primary-x" chart:style-name="ch5">
            <chart:title svg:x="6.051cm" svg:y="8.183cm" chart:style-name="ch6">
              <text:p>Размер строки, символы</text:p>
            </chart:title>
          </chart:axis>
          <chart:axis chart:dimension="y" chart:name="primary-y" chart:style-name="ch7">
            <chart:title svg:x="0.448cm" svg:y="6.653cm" chart:style-name="ch8">
              <text:p>Время, микросекунды</text:p>
            </chart:title>
            <chart:grid chart:style-name="ch9" chart:class="major"/>
          </chart:axis>
          <chart:series chart:style-name="ch10" chart:values-cell-range-address="Sheet1.B3:Sheet1.B12" loext:label-string="рабин_карп" chart:class="chart:scatter">
            <chart:domain table:cell-range-address="Sheet1.C3:Sheet1.C12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рабин_карп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C3:Sheet1.C12</svg:desc>
                </draw:g>
              </table:table-cell>
              <table:table-cell office:value-type="float" office:value="1.21722">
                <text:p>1.21722</text:p>
                <draw:g>
                  <svg:desc>Sheet1.B3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7.12285">
                <text:p>7.12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14.1154">
                <text:p>14.1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18.87811">
                <text:p>18.878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23.69463">
                <text:p>23.694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28.64284">
                <text:p>28.642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33.50114">
                <text:p>33.501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38.67255">
                <text:p>38.672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43.63575">
                <text:p>43.635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48.76872">
                <text:p>48.768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5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8.994cm" xlink:href=".." xlink:type="simple" chart:class="chart:scatter" chart:style-name="ch1">
        <chart:title svg:x="2.131cm" svg:y="0.314cm" chart:style-name="ch2">
          <text:p>Зависимость времени работы алгоритма от размера строки</text:p>
        </chart:title>
        <chart:legend chart:legend-position="end" svg:x="12.893cm" svg:y="4.196cm" style:legend-expansion="high" chart:style-name="ch3"/>
        <chart:plot-area chart:style-name="ch4" table:cell-range-address="Sheet1.F3:Sheet1.G12" chart:data-source-has-labels="row" svg:x="1.338cm" svg:y="1.804cm" svg:width="11.235cm" svg:height="6.023cm">
          <chart:coordinate-region svg:x="1.965cm" svg:y="2.005cm" svg:width="10.136cm" svg:height="5.172cm"/>
          <chart:axis chart:dimension="x" chart:name="primary-x" chart:style-name="ch5">
            <chart:title svg:x="4.993cm" svg:y="8.007cm" chart:style-name="ch6">
              <text:p>Размер строки, символы</text:p>
            </chart:title>
          </chart:axis>
          <chart:axis chart:dimension="y" chart:name="primary-y" chart:style-name="ch7">
            <chart:title svg:x="0.451cm" svg:y="6.577cm" chart:style-name="ch8">
              <text:p>Время, микросекунды</text:p>
            </chart:title>
            <chart:grid chart:style-name="ch9" chart:class="major"/>
          </chart:axis>
          <chart:series chart:style-name="ch10" chart:values-cell-range-address="Sheet1.F3:Sheet1.F12" loext:label-string="бойер_мур" chart:class="chart:scatter">
            <chart:domain table:cell-range-address="Sheet1.G3:Sheet1.G12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бойер_мур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G3:Sheet1.G12</svg:desc>
                </draw:g>
              </table:table-cell>
              <table:table-cell office:value-type="float" office:value="0.22142">
                <text:p>0.22142</text:p>
                <draw:g>
                  <svg:desc>Sheet1.F3:Sheet1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.30484">
                <text:p>2.304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5.34316">
                <text:p>5.343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8.05908">
                <text:p>8.059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1.36858">
                <text:p>11.368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12.62249">
                <text:p>12.622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15.13857">
                <text:p>15.13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19.32604">
                <text:p>19.326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20.7611">
                <text:p>20.76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24.22032">
                <text:p>24.220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5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591cm" svg:height="10.013cm" xlink:href=".." xlink:type="simple" chart:class="chart:scatter" chart:style-name="ch1">
        <chart:title svg:x="4.596cm" svg:y="0.336cm" chart:style-name="ch2">
          <text:p>Сравнение двух алгоритмов</text:p>
        </chart:title>
        <chart:legend chart:legend-position="end" svg:x="5.147cm" svg:y="8.803cm" style:legend-expansion="custom" svg:width="5.775cm" svg:height="0.899cm" style:legend-expansion-aspect-ratio="6.4238042269188" chart:style-name="ch3"/>
        <chart:plot-area chart:style-name="ch4" table:cell-range-address="Sheet1.B3:Sheet1.C12 Sheet1.F3:Sheet1.F12" chart:data-source-has-labels="row" svg:x="1.326cm" svg:y="1.116cm" svg:width="13.838cm" svg:height="6.881cm">
          <chart:coordinate-region svg:x="1.953cm" svg:y="1.317cm" svg:width="12.739cm" svg:height="6.03cm"/>
          <chart:axis chart:dimension="x" chart:name="primary-x" chart:style-name="ch5">
            <chart:title svg:x="6.144cm" svg:y="8.234cm" chart:style-name="ch6">
              <text:p>Размер строки, символы</text:p>
            </chart:title>
          </chart:axis>
          <chart:axis chart:dimension="y" chart:name="primary-y" chart:style-name="ch7">
            <chart:title svg:x="0.448cm" svg:y="6.318cm" chart:style-name="ch8">
              <text:p>Время, микросекунды</text:p>
            </chart:title>
            <chart:grid chart:style-name="ch9" chart:class="major"/>
          </chart:axis>
          <chart:series chart:style-name="ch10" chart:values-cell-range-address="Sheet1.B3:Sheet1.B12" loext:label-string="рабин_карп" chart:class="chart:scatter">
            <chart:domain table:cell-range-address="Sheet1.C3:Sheet1.C12"/>
            <chart:data-point chart:repeated="10"/>
          </chart:series>
          <chart:series chart:style-name="ch11" chart:values-cell-range-address="Sheet1.F3:Sheet1.F12" loext:label-string="бойер_мур" chart:class="chart:scatter">
            <chart:domain table:cell-range-address="Sheet1.G3:Sheet1.G12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рабин_карп</text:p>
              </table:table-cell>
              <table:table-cell office:value-type="string">
                <text:p>Column G</text:p>
              </table:table-cell>
              <table:table-cell office:value-type="string">
                <text:p>бойер_мур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C3:Sheet1.C12</svg:desc>
                </draw:g>
              </table:table-cell>
              <table:table-cell office:value-type="float" office:value="1.21722">
                <text:p>1.21722</text:p>
                <draw:g>
                  <svg:desc>Sheet1.B3:Sheet1.B12</svg:desc>
                </draw:g>
              </table:table-cell>
              <table:table-cell office:value-type="float" office:value="1000">
                <text:p>1000</text:p>
                <draw:g>
                  <svg:desc>Sheet1.G3:Sheet1.G12</svg:desc>
                </draw:g>
              </table:table-cell>
              <table:table-cell office:value-type="float" office:value="0.22142">
                <text:p>0.22142</text:p>
                <draw:g>
                  <svg:desc>Sheet1.F3:Sheet1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7.12285">
                <text:p>7.12285</text:p>
              </table:table-cell>
              <table:table-cell office:value-type="float" office:value="2000">
                <text:p>2000</text:p>
              </table:table-cell>
              <table:table-cell office:value-type="float" office:value="2.30484">
                <text:p>2.304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14.1154">
                <text:p>14.1154</text:p>
              </table:table-cell>
              <table:table-cell office:value-type="float" office:value="3000">
                <text:p>3000</text:p>
              </table:table-cell>
              <table:table-cell office:value-type="float" office:value="5.34316">
                <text:p>5.343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18.87811">
                <text:p>18.87811</text:p>
              </table:table-cell>
              <table:table-cell office:value-type="float" office:value="4000">
                <text:p>4000</text:p>
              </table:table-cell>
              <table:table-cell office:value-type="float" office:value="8.05908">
                <text:p>8.059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23.69463">
                <text:p>23.69463</text:p>
              </table:table-cell>
              <table:table-cell office:value-type="float" office:value="5000">
                <text:p>5000</text:p>
              </table:table-cell>
              <table:table-cell office:value-type="float" office:value="11.36858">
                <text:p>11.368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28.64284">
                <text:p>28.64284</text:p>
              </table:table-cell>
              <table:table-cell office:value-type="float" office:value="6000">
                <text:p>6000</text:p>
              </table:table-cell>
              <table:table-cell office:value-type="float" office:value="12.62249">
                <text:p>12.622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33.50114">
                <text:p>33.50114</text:p>
              </table:table-cell>
              <table:table-cell office:value-type="float" office:value="7000">
                <text:p>7000</text:p>
              </table:table-cell>
              <table:table-cell office:value-type="float" office:value="15.13857">
                <text:p>15.13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38.67255">
                <text:p>38.67255</text:p>
              </table:table-cell>
              <table:table-cell office:value-type="float" office:value="8000">
                <text:p>8000</text:p>
              </table:table-cell>
              <table:table-cell office:value-type="float" office:value="19.32604">
                <text:p>19.326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43.63575">
                <text:p>43.63575</text:p>
              </table:table-cell>
              <table:table-cell office:value-type="float" office:value="9000">
                <text:p>9000</text:p>
              </table:table-cell>
              <table:table-cell office:value-type="float" office:value="20.7611">
                <text:p>20.76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48.76872">
                <text:p>48.76872</text:p>
              </table:table-cell>
              <table:table-cell office:value-type="float" office:value="10000">
                <text:p>10000</text:p>
              </table:table-cell>
              <table:table-cell office:value-type="float" office:value="24.22032">
                <text:p>24.220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5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591cm" svg:height="9.975cm" xlink:href=".." xlink:type="simple" chart:class="chart:scatter" chart:style-name="ch1">
        <chart:title svg:x="1.926cm" svg:y="0.334cm" chart:style-name="ch2">
          <text:p>Зависимость времени работы алгоритма от размера строки</text:p>
        </chart:title>
        <chart:legend chart:legend-position="end" svg:x="6.409cm" svg:y="8.954cm" style:legend-expansion="custom" svg:width="3.015cm" svg:height="0.552cm" style:legend-expansion-aspect-ratio="5.46195652173913" chart:style-name="ch3"/>
        <chart:plot-area chart:style-name="ch4" table:cell-range-address="Sheet1.F3:Sheet1.G12" chart:data-source-has-labels="row" svg:x="1.326cm" svg:y="1.708cm" svg:width="13.496cm" svg:height="6.366cm">
          <chart:coordinate-region svg:x="1.953cm" svg:y="1.909cm" svg:width="12.397cm" svg:height="5.515cm"/>
          <chart:axis chart:dimension="x" chart:name="primary-x" chart:style-name="ch5">
            <chart:title svg:x="6.053cm" svg:y="8.185cm" chart:style-name="ch6">
              <text:p>Размер строки, символы</text:p>
            </chart:title>
          </chart:axis>
          <chart:axis chart:dimension="y" chart:name="primary-y" chart:style-name="ch7">
            <chart:title svg:x="0.448cm" svg:y="6.653cm" chart:style-name="ch8">
              <text:p>Время, микросекунды</text:p>
            </chart:title>
            <chart:grid chart:style-name="ch9" chart:class="major"/>
          </chart:axis>
          <chart:series chart:style-name="ch10" chart:values-cell-range-address="Sheet1.F3:Sheet1.F12" loext:label-string="бойер_мур" chart:class="chart:scatter">
            <chart:domain table:cell-range-address="Sheet1.G3:Sheet1.G12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бойер_мур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G3:Sheet1.G12</svg:desc>
                </draw:g>
              </table:table-cell>
              <table:table-cell office:value-type="float" office:value="0.22142">
                <text:p>0.22142</text:p>
                <draw:g>
                  <svg:desc>Sheet1.F3:Sheet1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.30484">
                <text:p>2.304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5.34316">
                <text:p>5.343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8.05908">
                <text:p>8.059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1.36858">
                <text:p>11.368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12.62249">
                <text:p>12.622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15.13857">
                <text:p>15.13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19.32604">
                <text:p>19.326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20.7611">
                <text:p>20.76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24.22032">
                <text:p>24.220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50$Build-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